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pring Part 3</text:span></text:p>
      <text:p text:style-name="P1"/>
      <text:p text:style-name="Standard"><text:span text:style-name="T1">1- How after - throwing advice works ?</text:span></text:p>
      <text:p text:style-name="Standard">A - Run advice after a method execution only if method exits by throwing an</text:p>
      <text:p text:style-name="Standard">exception .</text:p>
      <text:p text:style-name="Standard">B - Run advice after a class loads only if class throws exception during load time .</text:p>
      <text:p text:style-name="Standard">C - Run advice after http response is returned with error status .</text:p>
      <text:p text:style-name="Standard">D - Run advice after http request is processed and an exception occurred .</text:p>
      <text:p text:style-name="Standard"/>
      <text:p text:style-name="Standard"/>
      <text:p text:style-name="Standard"><text:span text:style-name="T1">2. - How around advice works ?</text:span></text:p>
      <text:p text:style-name="Standard">A - Run advice before and after the advised method is invoked .</text:p>
      <text:p text:style-name="Standard">B - Run advice before and after a class is loaded .</text:p>
      <text:p text:style-name="Standard">C - Run advice before and after http response is returned .</text:p>
      <text:p text:style-name="Standard">D - Run advice before and after http request is processed .</text:p>
      <text:p text:style-name="Standard"/>
      <text:p text:style-name="Standard"/>
      <text:p text:style-name="Standard"><text:span text:style-name="T1">3- Which of the following aspect implementation spring supports ?</text:span></text:p>
      <text:p text:style-name="Standard">A - XML Schema based aspect implementation</text:p>
      <text:p text:style-name="Standard">B - @ AspectJ based aspect implementation</text:p>
      <text:p text:style-name="Standard"><text:soft-page-break/>C - Both of above .</text:p>
      <text:p text:style-name="Standard">D - None of above .</text:p>
      <text:p text:style-name="P1"/>
      <text:p text:style-name="P1"/>
      <text:p text:style-name="Standard"><text:span text:style-name="T1">4 - What are the types of the transaction management Spring supports ?</text:span></text:p>
      <text:p text:style-name="Standard">A - Programmatic transaction management</text:p>
      <text:p text:style-name="Standard">B - Declarative transaction management</text:p>
      <text:p text:style-name="Standard">C - Both of above .</text:p>
      <text:p text:style-name="Standard">D - None of above .</text:p>
      <text:p text:style-name="Standard"/>
      <text:p text:style-name="P1"/>
      <text:p text:style-name="Standard"><text:span text:style-name="T1">5- What is Spring MVC framework ?</text:span></text:p>
      <text:p text:style-name="Standard">A - Spring MVC framework is Model - Value - Class architecture and used to bind</text:p>
      <text:p text:style-name="Standard">model data with</text:p>
      <text:p text:style-name="Standard">values .</text:p>
      <text:p text:style-name="Standard">B - The Spring web MVC framework provides model - view - controller architecture</text:p>
      <text:p text:style-name="Standard">and ready</text:p>
      <text:p text:style-name="Standard">components that can be used to develop fexible and loosely coupled web</text:p>
      <text:p text:style-name="Standard">applications .</text:p>
      <text:p text:style-name="Standard">C - Spring MVC framework is used for Transaction management for Web</text:p>
      <text:p text:style-name="Standard">Applications .</text:p>
      <text:p text:style-name="Standard"><text:soft-page-break/>D - Spring MVC framework is used for AOP for Web Applications .</text:p>
      <text:p text:style-name="Standard"/>
      <text:p text:style-name="Standard"/>
      <text:p text:style-name="Standard"><text:span text:style-name="T1">6 - What is @ Controller annotation ?</text:span></text:p>
      <text:p text:style-name="Standard">A - The @ Controller annotation indicates that a particular class serves the role</text:p>
      <text:p text:style-name="Standard">of a controller .</text:p>
      <text:p text:style-name="Standard">B - The @ Controller annotation indicates how to control the transaction</text:p>
      <text:p text:style-name="Standard">management .</text:p>
      <text:p text:style-name="Standard">C - The @ Controller annotation indicates how to control the dependency</text:p>
      <text:p text:style-name="Standard">injection .</text:p>
      <text:p text:style-name="Standard">D - The @ Controller annotation indicates how to control the aspect</text:p>
      <text:p text:style-name="Standard">programming .</text:p>
      <text:p text:style-name="Standard"/>
      <text:p text:style-name="Standard"/>
      <text:p text:style-name="Standard"><text:span text:style-name="T1">7- What are the ways to access Hibernate by using Spring ?</text:span></text:p>
      <text:p text:style-name="Standard">A - Inversion of Control with a Hibernate Template and Callback .</text:p>
      <text:p text:style-name="Standard">B - Extending HibernateDAOSupport and Applying an AOP Interceptor node .</text:p>
      <text:p text:style-name="Standard">C - Both of above .</text:p>
      <text:p text:style-name="Standard">D - None of above .</text:p>
      <text:p text:style-name="Standard"/>
      <text:p text:style-name="Standard"/>
      <text:p text:style-name="Standard"><text:soft-page-break/><text:span text:style-name="T1">8 - Which ORM Spring supports ?</text:span></text:p>
      <text:p text:style-name="Standard">A - Hibernate</text:p>
      <text:p text:style-name="Standard">B - iBatis</text:p>
      <text:p text:style-name="Standard">C – JPA</text:p>
      <text:p text:style-name="Standard">D - All of above .</text:p>
      <text:p text:style-name="Standard">E - None of above .</text:p>
      <text:p text:style-name="Standard"/>
      <text:p text:style-name="Standard"/>
      <text:p text:style-name="Standard"><text:span text:style-name="T1">9 - Which of the following is part of Data Access layer in Spring framework ?</text:span></text:p>
      <text:p text:style-name="Standard">A - Beans</text:p>
      <text:p text:style-name="Standard">B - Aspects</text:p>
      <text:p text:style-name="Standard">C - JMS</text:p>
      <text:p text:style-name="Standard">D – Context</text:p>
      <text:p text:style-name="Standard"/>
      <text:p text:style-name="Standard"/>
      <text:p text:style-name="Standard"><text:span text:style-name="T1">10 - How to use ref keyword in beans .</text:span></text:p>
      <text:p text:style-name="Standard"><text:span text:style-name="T1">xml ?</text:span></text:p>
      <text:p text:style-name="Standard">A - Using setter method only .</text:p>
      <text:p text:style-name="Standard">B - Using constructor argument only .</text:p>
      <text:p text:style-name="Standard">C - Using setter method and constructor argument both .</text:p>
      <text:p text:style-name="Standard">D - None of the above .</text:p>
      <text:p text:style-name="Standard"><text:soft-page-break/></text:p>
      <text:p text:style-name="Standard"/>
      <text:p text:style-name="Standard"/>
      <text:p text:style-name="Standard"><text:span text:style-name="T1">11 - Core container has AOP as one of its module .</text:span></text:p>
      <text:p text:style-name="Standard">A - True</text:p>
      <text:p text:style-name="Standard">B - False</text:p>
      <text:p text:style-name="Standard"/>
      <text:p text:style-name="Standard"/>
      <text:p text:style-name="Standard"><text:span text:style-name="T1">12. - SpEL is part of core container .</text:span></text:p>
      <text:p text:style-name="Standard">A - False</text:p>
      <text:p text:style-name="Standard">B – True</text:p>
      <text:p text:style-name="Standard"/>
      <text:p text:style-name="Standard"/>
      <text:p text:style-name="Standard"><text:span text:style-name="T1">13. - Which class acts as IoC Container ?</text:span></text:p>
      <text:p text:style-name="Standard">A - ServletContext</text:p>
      <text:p text:style-name="Standard">B - DispatcherServlet</text:p>
      <text:p text:style-name="Standard">C - ApplicationContext</text:p>
      <text:p text:style-name="Standard">D - None of the above</text:p>
      <text:p text:style-name="Standard"/>
      <text:p text:style-name="Standard"/>
      <text:p text:style-name="Standard"><text:span text:style-name="T1">14.- What stands true for spring framework ?</text:span></text:p>
      <text:p text:style-name="Standard"><text:soft-page-break/>A - Spring framework is a light weight framework .</text:p>
      <text:p text:style-name="Standard">B - Spring framework is a heavy weight framework .</text:p>
      <text:p text:style-name="Standard"/>
      <text:p text:style-name="Standard"/>
      <text:p text:style-name="Standard"><text:span text:style-name="T1">15.- Expression Language / SpEL was introduced in which version of spring</text:span></text:p>
      <text:p text:style-name="Standard"><text:span text:style-name="T1">framework .</text:span></text:p>
      <text:p text:style-name="Standard">A - 1.0</text:p>
      <text:p text:style-name="Standard">B - 2.0</text:p>
      <text:p text:style-name="Standard">C - 3.0</text:p>
      <text:p text:style-name="Standard">D – 4.0</text:p>
      <text:p text:style-name="Standard"/>
      <text:p text:style-name="Standard"/>
      <text:p text:style-name="Standard"><text:span text:style-name="T1">16- Can we integrate Struts with Spring .</text:span></text:p>
      <text:p text:style-name="Standard">A - Yes</text:p>
      <text:p text:style-name="Standard">B – No</text:p>
      <text:p text:style-name="Standard"/>
      <text:p text:style-name="Standard"/>
      <text:p text:style-name="Standard"><text:span text:style-name="T1">17 - By default a bean is lazily loaded .</text:span></text:p>
      <text:p text:style-name="Standard">A - True</text:p>
      <text:p text:style-name="Standard">B – False</text:p>
      <text:p text:style-name="Standard"/>
      <text:p text:style-name="Standard"><text:soft-page-break/></text:p>
      <text:p text:style-name="Standard"><text:span text:style-name="T1">18 - If a bean is scoped to HTTP request , scope is</text:span></text:p>
      <text:p text:style-name="Standard">A - session</text:p>
      <text:p text:style-name="Standard">B - global - session</text:p>
      <text:p text:style-name="Standard">C - prototype</text:p>
      <text:p text:style-name="Standard">D – request</text:p>
      <text:p text:style-name="Standard"/>
      <text:p text:style-name="Standard"/>
      <text:p text:style-name="Standard"><text:span text:style-name="T1">19 - Thread scoped bean is introduced in which version of spring framework .</text:span></text:p>
      <text:p text:style-name="Standard">A - 1.0</text:p>
      <text:p text:style-name="Standard">B - 2.0</text:p>
      <text:p text:style-name="Standard">C - 3.0D – 4.0</text:p>
      <text:p text:style-name="Standard"/>
      <text:p text:style-name="Standard"/>
      <text:p text:style-name="Standard"><text:span text:style-name="T1">20 - What is the scope of stateless bean ?</text:span></text:p>
      <text:p text:style-name="Standard">A - global - session</text:p>
      <text:p text:style-name="Standard"/>
      <text:p text:style-name="Standard">B - singleton</text:p>
      <text:p text:style-name="Standard"/>
      <text:p text:style-name="Standard">C - prototype</text:p>
      <text:p text:style-name="Standard"/>
      <text:p text:style-name="Standard"><text:soft-page-break/>D – request</text:p>
      <text:p text:style-name="P1"/>
      <text:p text:style-name="Standard"><text:span text:style-name="T1">21. - What is the scope of stateless bean ?</text:span></text:p>
      <text:p text:style-name="Standard">A - global - session</text:p>
      <text:p text:style-name="Standard">B - singleton</text:p>
      <text:p text:style-name="Standard">C - prototype</text:p>
      <text:p text:style-name="Standard">D – request</text:p>
      <text:p text:style-name="Standard"/>
      <text:p text:style-name="Standard"><text:span text:style-name="T1">22 - How to handle shut down of IoC container ?</text:span></text:p>
      <text:p text:style-name="Standard">A - Using shutdownHook</text:p>
      <text:p text:style-name="Standard">B - Using shutdownHandler</text:p>
      <text:p text:style-name="Standard">C - Using registerHook</text:p>
      <text:p text:style-name="Standard">D - Using registerShutdownHook</text:p>
      <text:p text:style-name="Standard"/>
      <text:p text:style-name="Standard"/>
      <text:p text:style-name="Standard"><text:span text:style-name="T1">23 - How bean life cycle can be controlled ?</text:span></text:p>
      <text:p text:style-name="Standard">A - Using init only</text:p>
      <text:p text:style-name="Standard">B - Using InitializingBean class only</text:p>
      <text:p text:style-name="Standard">C - Using DisposableBean class only</text:p>
      <text:p text:style-name="Standard">D - Using All of above</text:p>
      <text:p text:style-name="Standard"/>
      <text:p text:style-name="Standard"><text:soft-page-break/></text:p>
      <text:p text:style-name="Standard"><text:span text:style-name="T1">24- What is the scope of bean in portlet context ?</text:span></text:p>
      <text:p text:style-name="Standard">A - session</text:p>
      <text:p text:style-name="Standard">B - global - session</text:p>
      <text:p text:style-name="Standard">C - prototype</text:p>
      <text:p text:style-name="Standard">D – request</text:p>
      <text:p text:style-name="Standard"/>
      <text:p text:style-name="Standard"/>
      <text:p text:style-name="Standard"><text:span text:style-name="T1">25 - How after advice works ?</text:span></text:p>
      <text:p text:style-name="Standard">A - Run advice after a method execution regardless of its outcome .</text:p>
      <text:p text:style-name="Standard">B - Run advice after a class loads .</text:p>
      <text:p text:style-name="Standard">C - Run advice after http response is returned .</text:p>
      <text:p text:style-name="Standard">D - Run advice after http request is processed .</text:p>
      <text:p text:style-name="Standard"/>
      <text:p text:style-name="Standard"/>
      <text:p text:style-name="Standard"><text:span text:style-name="T1">26 - Which class is used to map a database row to a java object in spring ?</text:span></text:p>
      <text:p text:style-name="Standard">A - ResultSet</text:p>
      <text:p text:style-name="Standard">B - RowMapper</text:p>
      <text:p text:style-name="Standard">C - RowSetMapper</text:p>
      <text:p text:style-name="Standard">D – ResultSetMapper</text:p>
      <text:p text:style-name="Standard"/>
      <text:p text:style-name="Standard"><text:soft-page-break/></text:p>
      <text:p text:style-name="Standard"><text:span text:style-name="T1">27 - A bean must have id attribute in beans confguration fle .</text:span></text:p>
      <text:p text:style-name="Standard">A - True</text:p>
      <text:p text:style-name="Standard">B – False</text:p>
      <text:p text:style-name="Standard"/>
      <text:p text:style-name="Standard"/>
      <text:p text:style-name="Standard"><text:span text:style-name="T1">28 - Which of the following class can be used to execute Sql queries in spring ?</text:span></text:p>
      <text:p text:style-name="Standard">B - JDBCHelper</text:p>
      <text:p text:style-name="Standard">A - JdbcTemplate</text:p>
      <text:p text:style-name="Standard">C - DBHelper</text:p>
      <text:p text:style-name="Standard">D - DBTemplate</text:p>
      <text:p text:style-name="Standard"/>
      <text:p text:style-name="Standard"/>
      <text:p text:style-name="Standard"><text:span text:style-name="T1">29- Which of the following class can be used to call Stored Procedures in spring ?</text:span></text:p>
      <text:p text:style-name="Standard">A - SPHelper</text:p>
      <text:p text:style-name="Standard">B - JdbcTemplateCall</text:p>
      <text:p text:style-name="Standard">C - JdbcTemplate</text:p>
      <text:p text:style-name="Standard">D – SimpleJdbcCall</text:p>
      <text:p text:style-name="Standard"/>
      <text:p text:style-name="Standard"/>
      <text:p text:style-name="Standard"><text:span text:style-name="T1">30 - What is a DispatcherServlet ?</text:span></text:p>
      <text:p text:style-name="Standard"><text:soft-page-break/>A - DispatcherServlet is used for transaction management .</text:p>
      <text:p text:style-name="Standard">B - DispatcherServlet is used for AOP .</text:p>
      <text:p text:style-name="Standard">C - DispatcherServlet handles all the HTTP requests and responses .</text:p>
      <text:p text:style-name="Standard">D - DispatcherServlet is used for Dependency injection .</text:p>
      <text:p text:style-name="Standard"/>
      <text:p text:style-name="Standard"/>
      <text:p text:style-name="Standard"><text:span text:style-name="T1">31. - What is ACID in transactional management ?</text:span></text:p>
      <text:p text:style-name="Standard">A - Accurate , Controlled , Isolation , Durability</text:p>
      <text:p text:style-name="Standard">B - Atomicity , Consistency , Independent , Done</text:p>
      <text:p text:style-name="Standard">C - Atomicity , Consistency , Isolation , Durability</text:p>
      <text:p text:style-name="Standard">D - Accurate , Controlled , Independent , Done</text:p>
      <text:p text:style-name="Standard"/>
      <text:p text:style-name="Standard"/>
      <text:p text:style-name="Standard"><text:span text:style-name="T1">32. - Where do you defne DispatcherServlet ?</text:span></text:p>
      <text:p text:style-name="Standard">A - In Beans confguration fle .</text:p>
      <text:p text:style-name="Standard">B - Web . xml fle</text:p>
      <text:p text:style-name="Standard">C - Meta - inf / dispatcher . xml</text:p>
      <text:p text:style-name="Standard">D - Web - inf / dispatcher . xml</text:p>
      <text:p text:style-name="Standard"/>
      <text:p text:style-name="Standard"/>
      <text:p text:style-name="Standard"><text:span text:style-name="T1">33. - What is true about BeanPostProcessor ?</text:span></text:p>
      <text:p text:style-name="Standard"><text:soft-page-break/>A - It is a concrete class .</text:p>
      <text:p text:style-name="Standard">B - It is an interface .</text:p>
      <text:p text:style-name="Standard">C - It is an abstract class .</text:p>
      <text:p text:style-name="Standard">D - None of the above .</text:p>
      <text:p text:style-name="Standard"/>
      <text:p text:style-name="Standard"/>
      <text:p text:style-name="Standard"><text:span text:style-name="T1">34. - What BeanPostProcessor does ?</text:span></text:p>
      <text:p text:style-name="Standard">A - It processes beans once a bean is initialized .</text:p>
      <text:p text:style-name="Standard">B - It defnes callback methods that you can implement to provide your own</text:p>
      <text:p text:style-name="Standard">instantiation logic , dependency - resolution logic etc .</text:p>
      <text:p text:style-name="Standard">C - It processes beans once a bean is loaded .</text:p>
      <text:p text:style-name="Standard">D - It processes beans once a bean exits .</text:p>
      <text:p text:style-name="Standard"/>
      <text:p text:style-name="Standard"/>
      <text:p text:style-name="Standard"><text:span text:style-name="T1">35.- Can be bean be confgured to have an inner bean ?</text:span></text:p>
      <text:p text:style-name="Standard">A - True</text:p>
      <text:p text:style-name="Standard">B – False</text:p>
      <text:p text:style-name="Standard"/>
      <text:p text:style-name="Standard"/>
      <text:p text:style-name="Standard"><text:span text:style-name="T1">36.- Can we inject value and ref both together in a bean ?</text:span></text:p>
      <text:p text:style-name="Standard">A - True</text:p>
      <text:p text:style-name="Standard"><text:soft-page-break/>B – False</text:p>
      <text:p text:style-name="Standard"/>
      <text:p text:style-name="Standard"/>
      <text:p text:style-name="Standard"><text:span text:style-name="T1">37. - Following class can be extended to create custom event in spring .</text:span></text:p>
      <text:p text:style-name="Standard">A - SpringEvent</text:p>
      <text:p text:style-name="Standard">B - Event</text:p>
      <text:p text:style-name="Standard">C - ApplicationEvent</text:p>
      <text:p text:style-name="Standard">D - None of abov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3" meta:paragraph-count="184" meta:word-count="1255" meta:character-count="6003" meta:non-whitespace-character-count="4916"/>
    <meta:generator>LibreOfficeDev/6.0.5.2$Linux_X86_64 LibreOffice_project/</meta:generator>
  </office:meta>
</office:document-meta>
</file>